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1" style:family="table">
      <style:table-properties style:width="6.9243in" table:align="left"/>
    </style:style>
    <style:style style:name="Table1.A" style:family="table-column">
      <style:table-column-properties style:column-width="2.741in"/>
    </style:style>
    <style:style style:name="Table1.B" style:family="table-column">
      <style:table-column-properties style:column-width="1.0458in"/>
    </style:style>
    <style:style style:name="Table1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E1" style:family="table-cell">
      <style:table-cell-properties fo:background-color="#cccccc" fo:padding="0.0382in" fo:border="0.0007in solid #000000">
        <style:background-image/>
      </style:table-cell-properties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 style:may-break-between-rows="false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4" style:family="table">
      <style:table-properties style:width="3.1375in" table:align="right" style:may-break-between-rows="true"/>
    </style:style>
    <style:style style:name="Table4.A" style:family="table-column">
      <style:table-column-properties style:column-width="2.0896in"/>
    </style:style>
    <style:style style:name="Table4.B" style:family="table-column">
      <style:table-column-properties style:column-width="1.0479in"/>
    </style:style>
    <style:style style:name="Table4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.B1" style:family="table-cell">
      <style:table-cell-properties fo:padding="0.0382in" fo:border="0.0007in solid #000000"/>
    </style:style>
    <style:style style:name="Table4.A2" style:family="table-cell">
      <style:table-cell-properties fo:background-color="#cccccc" fo:padding="0.0382in" fo:border-left="0.0007in solid #000000" fo:border-right="none" fo:border-top="none" fo:border-bottom="0.0007in solid #000000">
        <style:background-image/>
      </style:table-cell-properties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margin-left="4.4409in" fo:margin-right="0in" fo:text-indent="0in" style:auto-text-indent="false"/>
    </style:style>
    <style:style style:name="P2" style:family="paragraph" style:parent-style-name="Standard" style:master-page-name="">
      <style:paragraph-properties style:page-number="auto" fo:break-before="pag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ext-input text:description="">RepeatIn(objects, 'purchase')</text:text-input><text:text-input text:description="">setLang(purchase.party.lang and purchase.party.lang.code or 'en_US')</text:text-input></text:p>
      <text:p text:style-name="P1"><text:text-input text:description="">purchase.party.type and purchase.party.type.name or '' + purchase.party.name</text:text-input></text:p>
      <text:p text:style-name="P1"><text:text-input text:description="">purchase.contact_address.name or ''</text:text-input></text:p>
      <text:p text:style-name="P1"><text:text-input text:description="">purchase.contact_address.street or ''</text:text-input></text:p>
      <text:p text:style-name="P1"><text:text-input text:description="">purchase.contact_address.streetbis or ''</text:text-input></text:p>
      <text:p text:style-name="P1"><text:text-input text:description="">(purchase.contact_address.zip or '') + (purchase.contact_address.city or '')</text:text-input></text:p>
      <text:p text:style-name="P1"><text:text-input text:description="">purchase.contact_address.state and purchase.contact_address.state.name or ''</text:text-input></text:p>
      <text:p text:style-name="P1"><text:text-input text:description="">purchase.contact_address.country and purchase.contact_address.country.name or ''</text:text-input></text:p>
      <text:p text:style-name="P1">VAT: <text:text-input text:description="">purchase.party.vat_number or removeParentNode()</text:text-input></text:p>
      <text:h text:style-name="P6" text:outline-level="1">Draft Purchase Order<text:text-input text:description="">purchase.state == 'draft' or removeParentNode('h')</text:text-input></text:h>
      <text:h text:style-name="P6" text:outline-level="1">Request for Quotation N°: <text:text-input text:description="">purchase.reference</text:text-input><text:text-input text:description="">purchase.state == 'quotation' or removeParentNode('h')</text:text-input></text:h>
      <text:h text:style-name="P6" text:outline-level="1">Purchase Order N°: <text:text-input text:description="">purchase.reference</text:text-input><text:text-input text:description="">purchase.state not in ('quotation', 'draft') or removeParentNode('h')</text:text-input></text:h>
      <text:p text:style-name="Text_20_body">Description: <text:text-input text:description="">purchase.description</text:text-input></text:p>
      <text:p text:style-name="Text_20_body">Date: <text:text-input text:description="">formatLang(purchase.purchase_date, date=True)</text:text-input></text:p>
      <table:table table:name="Table1" table:style-name="Table1">
        <table:table-column table:style-name="Table1.A"/>
        <table:table-column table:style-name="Table1.B" table:number-columns-repeated="4"/>
        <table:table-header-rows>
          <table:table-row>
            <table:table-cell table:style-name="Table1.A1" office:value-type="string">
              <text:p text:style-name="Table_20_Heading">Description</text:p>
            </table:table-cell>
            <table:table-cell table:style-name="Table1.A1" office:value-type="string">
              <text:p text:style-name="Table_20_Heading">Quantity</text:p>
            </table:table-cell>
            <table:table-cell table:style-name="Table1.A1" office:value-type="string">
              <text:p text:style-name="Table_20_Heading">Unit Price</text:p>
            </table:table-cell>
            <table:table-cell table:style-name="Table1.A1" office:value-type="string">
              <text:p text:style-name="Table_20_Heading">Taxes</text:p>
            </table:table-cell>
            <table:table-cell table:style-name="Table1.E1" office:value-type="string">
              <text:p text:style-name="Table_20_Heading">Amount</text:p>
            </table:table-cell>
          </table:table-row>
        </table:table-header-rows>
        <table:table-row>
          <table:table-cell table:style-name="Table1.A2" office:value-type="string">
            <text:p text:style-name="Table_20_Contents"><text:text-input text:description="">RepeatIn(purchase.lines, 'line')</text:text-input><text:text-input text:description="">line.description</text:text-input></text:p>
          </table:table-cell>
          <table:table-cell table:style-name="Table1.A2" office:value-type="string">
            <text:p text:style-name="P4"><text:text-input text:description="">line.type == 'line' and (formatLang(line.quantity) + (line.unit and (' ' + line.unit.name) or '')) or ''</text:text-input></text:p>
          </table:table-cell>
          <table:table-cell table:style-name="Table1.A2" office:value-type="string">
            <text:p text:style-name="P4"><text:text-input text:description="">line.type == 'line' and (formatLang(line.unit_price) + ' ' + purchase.currency.name) or ''</text:text-input></text:p>
          </table:table-cell>
          <table:table-cell table:style-name="Table1.A2" office:value-type="string">
            <text:p text:style-name="P5"><text:text-input text:description="">RepeatIn(line.taxes, 'tax', ['p'])</text:text-input><text:text-input text:description="">tax.name</text:text-input></text:p>
          </table:table-cell>
          <table:table-cell table:style-name="Table1.E2" office:value-type="string">
            <text:p text:style-name="P4"><text:text-input text:description="">line.type in ('line', 'subtotal') and (formatLang(line.amount, digits=purchase.currency.digits) + ' ' + purchase.currency.name) or ''</text:text-input></text:p>
          </table:table-cell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ext:soft-page-break/>
        <table:table-row>
          <table:table-cell office:value-type="string">
            <text:p text:style-name="Table_20_Contents"/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3">Total (excl. taxes):</text:p>
                </table:table-cell>
                <table:table-cell table:style-name="Table4.B1" office:value-type="string">
                  <text:p text:style-name="P4"><text:text-input text:description="">formatLang(purchase.untaxed_amount, digits=purchase.currency.digits) + ' ' + purchase.currency.name</text:text-input></text:p>
                </table:table-cell>
              </table:table-row>
              <table:table-row>
                <table:table-cell table:style-name="Table4.A2" office:value-type="string">
                  <text:p text:style-name="P3">Taxes:</text:p>
                </table:table-cell>
                <table:table-cell table:style-name="Table4.B2" office:value-type="string">
                  <text:p text:style-name="P4"><text:text-input text:description="">formatLang(purchase.tax_amount, digits=purchase.currency.digits) + ' ' + purchase.currency.name</text:text-input></text:p>
                </table:table-cell>
              </table:table-row>
              <table:table-row>
                <table:table-cell table:style-name="Table4.A2" office:value-type="string">
                  <text:p text:style-name="P3">Total:</text:p>
                </table:table-cell>
                <table:table-cell table:style-name="Table4.B2" office:value-type="string">
                  <text:p text:style-name="P4"><text:text-input text:description="">formatLang(purchase.total_amount, digits=purchase.currency.digits) + ' ' + purchase.currency.name</text:text-input></text:p>
                </table:table-cell>
              </table:table-row>
            </table:table>
            <text:p text:style-name="Table_20_Contents"/>
          </table:table-cell>
        </table:table-row>
      </table:table>
      <text:p text:style-name="Text_20_body"><text:text-input text:description="">purchase.comment or removeParentNode('p')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 AMT" fo:font-size="14pt" style:font-name-asian="Andale Sans UI" style:font-size-asian="14pt" style:font-name-complex="Andale Sans U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creation-date>2008-06-07T15:28:22</meta:creation-date>
    <dc:date>2008-06-07T15:28:23</dc:dat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2" meta:paragraph-count="31" meta:word-count="24" meta:character-count="189"/>
  </office:meta>
</office:document-meta>
</file>